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E000001FEA322B8FD434C4954.png" manifest:media-type="image/png"/>
  <manifest:file-entry manifest:full-path="Pictures/10000000000001BB0000014472518DFCA7FE8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806" officeooo:paragraph-rsid="001d5806"/>
    </style:style>
    <style:style style:name="T1" style:family="text">
      <style:text-properties fo:language="en" fo:country="US" loext:padding="0in" loext:border="none"/>
    </style:style>
    <style:style style:name="T2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eplay-ng</text:p>
      <text:p text:style-name="P1"/>
      <text:p text:style-name="P1"><draw:frame draw:style-name="fr1" draw:name="Image1" text:anchor-type="as-char" svg:width="4.0516in" svg:height="2.9626in" draw:z-index="0"><draw:image xlink:href="Pictures/10000000000001BB0000014472518DFCA7FE8205.png" xlink:type="simple" xlink:show="embed" xlink:actuate="onLoad" draw:mime-type="image/png"/><svg:title>ATTACK # 2 3 4 5 6 7 8 9 ATTACK NAME Deauthentication Fake Authentication Interactive Packet Replay ARP Request Replay Attack KoreK ChopChop Attack Fragmentation Attack Café-Latte Attack Client-Oriented Fragmentation Attack WPA Migration Mode Attack Injection Test </svg:title></draw:frame></text:p>
      <text:p text:style-name="P1"/>
      <text:p text:style-name="P1"><text:span text:style-name="T1">Available replaying (injecting) packets:</text:span><text:span text:style-name="T2"> </text:span></text:p>
      <text:p text:style-name="P1"><draw:frame draw:style-name="fr1" draw:name="Image2" text:anchor-type="as-char" svg:width="4.8134in" svg:height="5.3134in" draw:z-index="1"><draw:image xlink:href="Pictures/10000000000001CE000001FEA322B8FD434C4954.png" xlink:type="simple" xlink:show="embed" xlink:actuate="onLoad" draw:mime-type="image/png"/><svg:title>OPTION -x nbpps -p fctrl -a bssid -c dmac -h smac -e essid -g value -o npckts -q sec -y prga -B -D -R DESCRIPTION Number of packets per second Set frame control word (hex) Access point MAC address Destination MAC address Source MAC address Target AP SSID arpreplay attack: inject FromDS packets Change ring buffer size (default: 8) Destination IP in fragments Source IP in fragments Number of packets per burst (-1) Seconds between keep-alives (-1) Keystream for shared key authentication Bit rate test Disable AP detection Chooses first matching packet Disables Idev/rtc usage 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27:58.482002873</meta:creation-date>
    <dc:date>2023-11-28T12:29:03.525100913</dc:date>
    <meta:editing-duration>PT1M5S</meta:editing-duration>
    <meta:editing-cycles>1</meta:editing-cycles>
    <meta:document-statistic meta:table-count="0" meta:image-count="2" meta:object-count="0" meta:page-count="1" meta:paragraph-count="4" meta:word-count="9" meta:character-count="93" meta:non-whitespace-character-count="85"/>
    <meta:generator>LibreOffice/7.3.7.2$Linux_X86_64 LibreOffice_project/30$Build-2</meta:generator>
  </office:meta>
</office:document-meta>
</file>